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FreeSans1" svg:font-family="FreeSans" style:font-family-generic="swiss"/>
    <style:font-face style:name="Calibri1" svg:font-family="Calibri" style:font-family-generic="system"/>
    <style:font-face style:name="MS Mincho" svg:font-family="'MS Mincho'" style:font-family-generic="system"/>
    <style:font-face style:name="Times New Roman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/>
    </style:style>
    <style:style style:name="P2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/>
      <style:text-properties officeooo:paragraph-rsid="00246024"/>
    </style:style>
    <style:style style:name="P3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/>
      <style:text-properties officeooo:paragraph-rsid="0028226e"/>
    </style:style>
    <style:style style:name="P4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/>
      <style:text-properties officeooo:paragraph-rsid="0031522c"/>
    </style:style>
    <style:style style:name="P5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/>
      <style:text-properties style:font-name="Calibri" fo:font-size="12pt" fo:language="pt" fo:country="BR" style:font-name-asian="MS Mincho" style:font-size-asian="12pt" style:language-asian="ja" style:country-asian="JP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vertical-align="auto"/>
      <style:text-properties officeooo:rsid="001cb8d8" officeooo:paragraph-rsid="001cb8d8"/>
    </style:style>
    <style:style style:name="P7" style:family="paragraph" style:parent-style-name="Standard" style:master-page-name="Standard">
      <style:paragraph-properties fo:margin-left="0in" fo:margin-right="0in" fo:margin-top="0in" fo:margin-bottom="0.139in" style:contextual-spacing="false" fo:line-height="115%" fo:text-align="start" style:justify-single-word="false" fo:orphans="2" fo:widows="2" fo:text-indent="0in" style:auto-text-indent="false" style:page-number="auto" style:vertical-align="auto"/>
    </style:style>
    <style:style style:name="T1" style:family="text">
      <style:text-properties style:font-name="Calibri" fo:font-size="14pt" fo:language="pt" fo:country="BR" fo:font-weight="bold" style:font-name-asian="MS Mincho" style:font-size-asian="14pt" style:language-asian="ja" style:country-asian="JP" style:font-weight-asian="bold" style:font-name-complex="Calibri1" style:font-size-complex="14pt" style:language-complex="ar" style:country-complex="SA"/>
    </style:style>
    <style:style style:name="T2" style:family="text">
      <style:text-properties style:font-name="Calibri" fo:font-size="14pt" fo:language="pt" fo:country="BR" fo:font-weight="bold" style:font-name-asian="MS Mincho" style:font-size-asian="14pt" style:language-asian="ja" style:country-asian="JP" style:font-weight-asian="bold" style:font-name-complex="Times New Roman" style:font-size-complex="14pt" style:language-complex="ar" style:country-complex="SA"/>
    </style:style>
    <style:style style:name="T3" style:family="text">
      <style:text-properties style:font-name="Calibri" fo:font-size="12pt" fo:language="pt" fo:country="BR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4" style:family="text">
      <style:text-properties style:font-name="Calibri" fo:font-size="12pt" fo:language="pt" fo:country="BR" officeooo:rsid="001b5261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5" style:family="text">
      <style:text-properties style:font-name="Calibri" fo:font-size="12pt" fo:language="pt" fo:country="BR" officeooo:rsid="001f7ba9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6" style:family="text">
      <style:text-properties style:font-name="Calibri" fo:font-size="12pt" fo:language="pt" fo:country="BR" officeooo:rsid="00203992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7" style:family="text">
      <style:text-properties style:font-name="Calibri" fo:font-size="12pt" fo:language="pt" fo:country="BR" officeooo:rsid="00235a3a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8" style:family="text">
      <style:text-properties style:font-name="Calibri" fo:font-size="12pt" fo:language="pt" fo:country="BR" officeooo:rsid="00246024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9" style:family="text">
      <style:text-properties style:font-name="Calibri" fo:font-size="12pt" fo:language="pt" fo:country="BR" officeooo:rsid="002700d1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10" style:family="text">
      <style:text-properties style:font-name="Calibri" fo:font-size="12pt" fo:language="pt" fo:country="BR" officeooo:rsid="0028226e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11" style:family="text">
      <style:text-properties style:font-name="Calibri" fo:font-size="12pt" fo:language="pt" fo:country="BR" officeooo:rsid="0029a259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12" style:family="text">
      <style:text-properties style:font-name="Calibri" fo:font-size="12pt" fo:language="pt" fo:country="BR" officeooo:rsid="002b1410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13" style:family="text">
      <style:text-properties style:font-name="Calibri" fo:font-size="12pt" fo:language="pt" fo:country="BR" officeooo:rsid="002e010a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14" style:family="text">
      <style:text-properties style:font-name="Calibri" fo:font-size="12pt" fo:language="pt" fo:country="BR" officeooo:rsid="0031522c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15" style:family="text">
      <style:text-properties style:font-name="Calibri" fo:font-size="12pt" fo:language="pt" fo:country="BR" officeooo:rsid="0031a124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16" style:family="text">
      <style:text-properties style:font-name="Calibri" fo:font-size="12pt" fo:language="pt" fo:country="BR" officeooo:rsid="0033c473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17" style:family="text">
      <style:text-properties style:font-name="Calibri" fo:font-size="12pt" fo:language="pt" fo:country="BR" officeooo:rsid="0035746e" style:font-name-asian="MS Mincho" style:font-size-asian="12pt" style:language-asian="ja" style:country-asian="JP" style:font-name-complex="Calibri1" style:font-size-complex="12pt" style:language-complex="ar" style:country-complex="SA"/>
    </style:style>
    <style:style style:name="T18" style:family="text">
      <style:text-properties style:font-name="Calibri" fo:font-size="12pt" fo:language="pt" fo:country="BR" style:font-name-asian="MS Mincho" style:font-size-asian="12pt" style:language-asian="ja" style:country-asian="JP" style:font-name-complex="Times New Roman" style:font-size-complex="12pt" style:language-complex="ar" style:country-complex="SA"/>
    </style:style>
    <style:style style:name="T19" style:family="text">
      <style:text-properties style:font-name="Calibri" fo:font-size="12pt" fo:language="pt" fo:country="BR" officeooo:rsid="00254203" style:font-name-asian="MS Mincho" style:font-size-asian="12pt" style:language-asian="ja" style:country-asian="JP" style:font-name-complex="Times New Roman" style:font-size-complex="12pt" style:language-complex="ar" style:country-complex="SA"/>
    </style:style>
    <style:style style:name="T20" style:family="text">
      <style:text-properties style:font-name="Calibri" fo:font-size="12pt" fo:language="pt" fo:country="BR" fo:font-style="italic" style:text-underline-style="solid" style:text-underline-width="auto" style:text-underline-color="font-color" style:font-name-asian="MS Mincho" style:font-size-asian="12pt" style:language-asian="ja" style:country-asian="JP" style:font-style-asian="italic" style:font-name-complex="Calibri1" style:font-size-complex="12pt" style:language-complex="ar" style:country-complex="SA" style:font-style-complex="italic"/>
    </style:style>
    <style:style style:name="T21" style:family="text">
      <style:text-properties style:font-name="Calibri" fo:font-size="12pt" fo:language="pt" fo:country="BR" fo:font-style="normal" style:text-underline-style="none" fo:font-weight="normal" style:font-name-asian="MS Mincho" style:font-size-asian="12pt" style:language-asian="ja" style:country-asian="JP" style:font-style-asian="normal" style:font-weight-asian="normal" style:font-name-complex="Calibri1" style:font-size-complex="12pt" style:language-complex="ar" style:country-complex="SA" style:font-style-complex="normal" style:font-weight-complex="normal"/>
    </style:style>
    <style:style style:name="T22" style:family="text">
      <style:text-properties style:font-name="Calibri" fo:font-size="12pt" fo:language="pt" fo:country="BR" fo:font-style="normal" style:text-underline-style="none" fo:font-weight="normal" officeooo:rsid="002ebeaa" style:font-name-asian="MS Mincho" style:font-size-asian="12pt" style:language-asian="ja" style:country-asian="JP" style:font-style-asian="normal" style:font-weight-asian="normal" style:font-name-complex="Calibri1" style:font-size-complex="12pt" style:language-complex="ar" style:country-complex="SA" style:font-style-complex="normal" style:font-weight-complex="normal"/>
    </style:style>
    <style:style style:name="T23" style:family="text">
      <style:text-properties fo:language="pt" fo:country="B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bjetivos:</text:span></text:p>
      <text:p text:style-name="P1"><text:span text:style-name="T3">1. Aplicar conhecimentos adquiridos no curso de ciência da computação em um software interativo. </text:span></text:p>
      <text:p text:style-name="P1"><text:span text:style-name="T3">2. Criar uma inteligência artificial capaz de desafiar humanos em um sistema de combate complexo.</text:span></text:p>
      <text:p text:style-name="P1"><text:span text:style-name="T3">3. Usar números pseudoaleatórios para criar uma experiência engajadora por múltiplas partidas.</text:span></text:p>
      <text:p text:style-name="P1"><text:span text:style-name="T3">4. Familiarizar-se com orientação de objetos e o processo de criação artística de um produto.</text:span></text:p>
      <text:p text:style-name="P1"><text:span text:style-name="T3">5. Entrar em contato com manipulação de </text:span><text:span text:style-name="T4">base de dados.</text:span></text:p>
      <text:p text:style-name="P6"><text:span text:style-name="T4">6. </text:span><text:span text:style-name="T3">Aprender sobre balanceamento de um jogo.</text:span></text:p>
      <text:p text:style-name="P5"/>
      <text:p text:style-name="P1"><text:span text:style-name="T1">Processo:</text:span></text:p>
      <text:p text:style-name="P1"><text:span text:style-name="T2"><text:tab/></text:span><text:span text:style-name="T3">As etapas iniciais do projeto foram mais simples. Após definir o foco do projeto, todos os integrante se uniram para programar a base do jogo, criando um ambiente adequado para </text:span><text:span text:style-name="T5">a </text:span><text:span text:style-name="T3">instanciação de múltiplas unidades de combate </text:span><text:span text:style-name="T6">e </text:span><text:span text:style-name="T3">para a transição entre os múltiplos modos de jogo.</text:span></text:p>
      <text:p text:style-name="P2"><text:span text:style-name="T3"><text:tab/>À medida que o </text:span><text:span text:style-name="T7">programa</text:span><text:span text:style-name="T3"> tomava forma, </text:span><text:span text:style-name="T8">foi possível dividir as tarefas entre cada integrante de forma que fosse possível desenvolver o combate, a gestão das tropas e diversos outros aspectos do jogo, como transição de modos de jogo, sistema de salvar progresso dentre outros. </text:span><text:span text:style-name="T13">A parte gráfica do jogo foi sendo criada aos poucos, como sprites das unidades, aparência dos botões e animações. </text:span><text:span text:style-name="T16">Com a divisão de tarefas, veio a experiência de trabalho e coordenação de equipes, estruturação de projeto e uso de ferramentas de controle de versão em equipe (no caso, github).</text:span></text:p>
      <text:p text:style-name="P3"><text:span text:style-name="T18"><text:tab/></text:span><text:span text:style-name="T19">Diversos</text:span><text:span text:style-name="T3"> testes foram feitos com diferentes usuários </text:span><text:span text:style-name="T9">ao longo do</text:span><text:span text:style-name="T3"> desenvolvimento. </text:span><text:span text:style-name="T10">Com isso, foi possível criar uma interface intuitiva, tanto para a parte de combate quanto </text:span><text:span text:style-name="T11">para </text:span><text:span text:style-name="T10">a de administração d</text:span><text:span text:style-name="T12">e</text:span><text:span text:style-name="T10"> unidades e </text:span><text:span text:style-name="T12">de </text:span><text:span text:style-name="T10">equipamentos.</text:span></text:p>
      <text:p text:style-name="P3"><text:span text:style-name="T21"><text:tab/></text:span><text:span text:style-name="T22">Ao final, restaram apenas finalizar a parte artística e de balanceamento: polir as animações, alinhar botões, criar e colocar o fundo de cada cena e garantir que as lutas seriam vencíveis, mas, ao mesmo tempo, desafiadoras.</text:span></text:p>
      <text:p text:style-name="P5"><text:soft-page-break/></text:p>
      <text:p text:style-name="P1"><text:span text:style-name="T1">Resultados:</text:span></text:p>
      <text:p text:style-name="P4"><text:span text:style-name="T3"><text:s/><text:tab/>O projeto inclui um sistema de combate completo: </text:span><text:span text:style-name="T14">ataques básicos, items, magias e habilidades, e defesa. </text:span><text:span text:style-name="T15">A complexidade e necessidade de estratégia se dá pelo fato de as unidades terem atributos próprios que influenciam no dano causado e recebido, bem como armas e habilidades de uso limitado e com interações específicas entre si.</text:span></text:p>
      <text:p text:style-name="P1"><text:span text:style-name="T3"><text:tab/>Com variados personagens que podem ser recrutados ao seu exército, todos completamente animados e com diferentes habilidades e maestrias, sua jornada à vitória promete ser diferente cada vez! </text:span><text:span text:style-name="T20">(botar foto do soldadinho segurando armas diferentes)</text:span></text:p>
      <text:p text:style-name="P1"><text:span text:style-name="T18"><text:tab/></text:span><text:span text:style-name="T3">Ações devem ser ponderadas com cuidado. </text:span><text:span text:style-name="T15">A </text:span><text:span text:style-name="T3">espada quebrar, não ter poder mágico restante para mais uma magia, ou usar a última poção - tudo isso deixará o inimigo na vantagem.</text:span></text:p>
      <text:p text:style-name="P1"><text:span text:style-name="T3"><text:tab/></text:span><text:span text:style-name="T17">A aprendizagem quanto organização de tempo e equipe, e de definição e cumprimento de prazos e objetivos próprios foi inesperada. Embora o resultado tenha a intenção de emanar simplicidade e de ser intuitivo ao usuário, o trabalho e conhecimento necessários para realizá-los não deve ser subestim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FreeSans1" svg:font-family="FreeSans" style:font-family-generic="swiss"/>
    <style:font-face style:name="Calibri1" svg:font-family="Calibri" style:font-family-generic="system"/>
    <style:font-face style:name="MS Mincho" svg:font-family="'MS Mincho'" style:font-family-generic="system"/>
    <style:font-face style:name="Times New Roman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</meta:initial-creator>
    <meta:creation-date>2016-11-17T19:40:00</meta:creation-date>
    <dc:date>2016-11-17T20:41:41.586522195</dc:date>
    <meta:editing-cycles>24</meta:editing-cycles>
    <meta:editing-duration>PT47M2S</meta:editing-duration>
    <meta:generator>LibreOffice/4.2.8.2$Linux_X86_64 LibreOffice_project/420m0$Build-2</meta:generator>
    <meta:document-statistic meta:table-count="0" meta:image-count="0" meta:object-count="0" meta:page-count="2" meta:paragraph-count="17" meta:word-count="453" meta:character-count="2860" meta:non-whitespace-character-count="2414"/>
    <meta:user-defined meta:name="Operator">Andre</meta:user-defined>
  </office:meta>
</office:document-meta>
</file>